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c46e1" officeooo:paragraph-rsid="000c46e1" style:font-weight-asian="bold" style:font-weight-complex="bold"/>
    </style:style>
    <style:style style:name="P2" style:family="paragraph" style:parent-style-name="Standard">
      <style:text-properties fo:font-weight="bold" officeooo:rsid="000d4dcf" officeooo:paragraph-rsid="000d4dcf" style:font-weight-asian="bold" style:font-weight-complex="bold"/>
    </style:style>
    <style:style style:name="P3" style:family="paragraph" style:parent-style-name="Standard">
      <style:text-properties officeooo:paragraph-rsid="000d4dcf"/>
    </style:style>
    <style:style style:name="T1" style:family="text">
      <style:text-properties officeooo:rsid="000d4dcf"/>
    </style:style>
    <style:style style:name="T2" style:family="text">
      <style:text-properties fo:font-weight="bold" officeooo:rsid="000d4dcf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Source:</text:p>
      <text:p text:style-name="P1"/>
      <text:p text:style-name="P1">Filtro:</text:p>
      <text:p text:style-name="P1"/>
      <text:p text:style-name="P2">Lato sviluppatore:</text:p>
      <text:p text:style-name="P2">Creazione:</text:p>
      <text:p text:style-name="P2"><text:tab/>creazione dataSource</text:p>
      <text:p text:style-name="P1">Registrazione</text:p>
      <text:p text:style-name="P1"><text:tab/><text:span text:style-name="T1">Creazione file json</text:span></text:p>
      <text:p text:style-name="P1"><text:tab/><text:span text:style-name="T1">creazione discoveryConfiguration</text:span></text:p>
      <text:p text:style-name="P3"><text:span text:style-name="T2">Supply sourceInfo:</text:span></text:p>
      <text:p text:style-name="P2"><text:tab/>DiscoveryController<text:tab/></text:p>
      <text:p text:style-name="P1">Utilizzo</text:p>
      <text:p text:style-name="P1"><text:tab/><text:span text:style-name="T1">sourcemanagementService</text:span></text:p>
      <text:p text:style-name="P1"/>
      <text:p text:style-name="P2">addons features:</text:p>
      <text:p text:style-name="P2"><text:tab/>Discovery Controller: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30T17:02:01.092000000</meta:creation-date>
    <meta:generator>LibreOffice/7.0.1.2$Windows_X86_64 LibreOffice_project/7cbcfc562f6eb6708b5ff7d7397325de9e764452</meta:generator>
    <dc:date>2020-09-30T19:23:23.567000000</dc:date>
    <meta:editing-duration>PT2H47S</meta:editing-duration>
    <meta:editing-cycles>1</meta:editing-cycles>
    <meta:document-statistic meta:table-count="0" meta:image-count="0" meta:object-count="0" meta:page-count="1" meta:paragraph-count="14" meta:word-count="22" meta:character-count="238" meta:non-whitespace-character-count="223"/>
  </office:meta>
</office:document-meta>
</file>